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3" table:default-cell-style-name="Default"/>
        <table:table-column table:style-name="co1" table:default-cell-style-name="ce3"/>
        <table:table-row table:style-name="ro1">
          <table:table-cell table:style-name="ce1" office:value-type="time" office:time-value="PT00H00M00S" calcext:value-type="time">
            <text:p>12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]=[.C1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]=[.H1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1]=[.M1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1H00M00S" calcext:value-type="time">
            <text:p>01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]=[.C2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I2]=[.H2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2]=[.M2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02H00M00S" calcext:value-type="time">
            <text:p>02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]=[.C3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3]=[.H3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3]=[.M3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3H00M00S" calcext:value-type="time">
            <text:p>03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]=[.C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4]=[.H4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4]=[.M4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4H00M00S" calcext:value-type="time">
            <text:p>04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]=[.C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5]=[.H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5]=[.M5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5H00M00S" calcext:value-type="time">
            <text:p>05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]=[.C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6]=[.H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6]=[.M6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6H00M00S" calcext:value-type="time">
            <text:p>06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]=[.C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7]=[.H7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7]=[.M7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7H00M00S" calcext:value-type="time">
            <text:p>07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]=[.C8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]=[.H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8]=[.M8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8H00M00S" calcext:value-type="time">
            <text:p>08:00:00 AM</text:p>
          </table:table-cell>
          <table:table-cell office:value-type="string" calcext:value-type="string">
            <text:p>knn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]=[.C9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9]=[.H9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9]=[.M9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09H00M00S" calcext:value-type="time">
            <text:p>09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0]=[.C1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10]=[.H10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10]=[.M10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0H00M00S" calcext:value-type="time">
            <text:p>10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]=[.C11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11]=[.H11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11]=[.M11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1H00M00S" calcext:value-type="time">
            <text:p>11:00:00 A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]=[.C12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2]=[.H12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12]=[.M12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2H00M00S" calcext:value-type="time">
            <text:p>12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3]=[.C13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I13]=[.H13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13]=[.M13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13H00M00S" calcext:value-type="time">
            <text:p>01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4]=[.C1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14]=[.H14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14]=[.M14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14H00M00S" calcext:value-type="time">
            <text:p>02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]=[.C1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15]=[.H1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15]=[.M15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5H00M00S" calcext:value-type="time">
            <text:p>03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16]=[.C1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16]=[.H1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16]=[.M16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6H00M00S" calcext:value-type="time">
            <text:p>04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7]=[.C1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17]=[.H17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N17]=[.M17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17H00M00S" calcext:value-type="time">
            <text:p>05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]=[.C18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18]=[.H1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18]=[.M18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8H00M00S" calcext:value-type="time">
            <text:p>06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]=[.C1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I19]=[.H19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19]=[.M19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19H00M00S" calcext:value-type="time">
            <text:p>07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]=[.C2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20]=[.H20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20]=[.M20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0H00M00S" calcext:value-type="time">
            <text:p>08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]=[.C21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21]=[.H21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21]=[.M21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1H00M00S" calcext:value-type="time">
            <text:p>09:00:00 PM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2]=[.C22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22]=[.H22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22]=[.M22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time" office:time-value="PT22H00M00S" calcext:value-type="time">
            <text:p>10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3]=[.C23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23]=[.H23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23]=[.M23];1;0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time" office:time-value="PT23H00M00S" calcext:value-type="time">
            <text:p>11:00:00 PM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4]=[.C2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24]=[.H24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24]=[.M24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4H00M00S" calcext:value-type="time">
            <text:p>24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5]=[.C2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25]=[.H2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25]=[.M25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5H00M00S" calcext:value-type="time">
            <text:p>25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6]=[.C2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26]=[.H2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26]=[.M26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6H00M00S" calcext:value-type="time">
            <text:p>26:00:00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27]=[.C27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I27]=[.H27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27]=[.M27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7H00M00S" calcext:value-type="time">
            <text:p>27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8]=[.C28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28]=[.H2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28]=[.M28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8H00M00S" calcext:value-type="time">
            <text:p>28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29]=[.C2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29]=[.H29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29]=[.M29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9H00M00S" calcext:value-type="time">
            <text:p>29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]=[.C3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0]=[.H30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30]=[.M30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30H00M00S" calcext:value-type="time">
            <text:p>30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1]=[.C31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31]=[.H31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31]=[.M31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31H00M00S" calcext:value-type="time">
            <text:p>31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2]=[.C32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32]=[.H32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32]=[.M32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32H00M00S" calcext:value-type="time">
            <text:p>32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3]=[.C33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33]=[.H33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33]=[.M33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33H00M00S" calcext:value-type="time">
            <text:p>33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34]=[.C3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34]=[.H34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34]=[.M34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34H00M00S" calcext:value-type="time">
            <text:p>34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5]=[.C3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35]=[.H3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35]=[.M35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35H00M00S" calcext:value-type="time">
            <text:p>35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6]=[.C3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36]=[.H3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N36]=[.M36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36H00M00S" calcext:value-type="time">
            <text:p>36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7]=[.C3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37]=[.H37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37]=[.M37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37H00M00S" calcext:value-type="time">
            <text:p>37:00:00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38]=[.C38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38]=[.H3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38]=[.M38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38H00M00S" calcext:value-type="time">
            <text:p>38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9]=[.C3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39]=[.H39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39]=[.M39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39H00M00S" calcext:value-type="time">
            <text:p>39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0]=[.C4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40]=[.H40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40]=[.M40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40H00M00S" calcext:value-type="time">
            <text:p>40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1]=[.C41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41]=[.H41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41]=[.M41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41H00M00S" calcext:value-type="time">
            <text:p>41:00:00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42]=[.C42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2]=[.H42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42]=[.M42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42H00M00S" calcext:value-type="time">
            <text:p>42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3]=[.C43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3]=[.H43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43]=[.M43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43H00M00S" calcext:value-type="time">
            <text:p>43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4]=[.C4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4]=[.H44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44]=[.M44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44H00M00S" calcext:value-type="time">
            <text:p>44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5]=[.C4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5]=[.H4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45]=[.M45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45H00M00S" calcext:value-type="time">
            <text:p>45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6]=[.C4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6]=[.H4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46]=[.M46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46H00M00S" calcext:value-type="time">
            <text:p>46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7]=[.C4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7]=[.H47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47]=[.M47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47H00M00S" calcext:value-type="time">
            <text:p>47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8]=[.C48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8]=[.H4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48]=[.M48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48H00M00S" calcext:value-type="time">
            <text:p>48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49]=[.C4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49]=[.H49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49]=[.M49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49H00M00S" calcext:value-type="time">
            <text:p>49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0]=[.C5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50]=[.H50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50]=[.M50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50H00M00S" calcext:value-type="time">
            <text:p>50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1]=[.C51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51]=[.H51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51]=[.M51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51H00M00S" calcext:value-type="time">
            <text:p>51:00:00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52]=[.C52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52]=[.H52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52]=[.M52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52H00M00S" calcext:value-type="time">
            <text:p>52:00:00</text:p>
          </table:table-cell>
          <table:table-cell office:value-type="string" calcext:value-type="string">
            <text:p>knn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3]=[.C53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53]=[.H53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53]=[.M53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53H00M00S" calcext:value-type="time">
            <text:p>53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4]=[.C5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54]=[.H54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54]=[.M54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54H00M00S" calcext:value-type="time">
            <text:p>54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5]=[.C5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55]=[.H5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55]=[.M55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55H00M00S" calcext:value-type="time">
            <text:p>55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6]=[.C5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56]=[.H5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56]=[.M56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56H00M00S" calcext:value-type="time">
            <text:p>56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57]=[.C5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57]=[.H57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57]=[.M57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57H00M00S" calcext:value-type="time">
            <text:p>57:00:00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58]=[.C58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58]=[.H5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58]=[.M58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58H00M00S" calcext:value-type="time">
            <text:p>58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9]=[.C5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I59]=[.H59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59]=[.M59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59H00M00S" calcext:value-type="time">
            <text:p>59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0]=[.C6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60]=[.H60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60]=[.M60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0H00M00S" calcext:value-type="time">
            <text:p>60:00:00</text:p>
          </table:table-cell>
          <table:table-cell office:value-type="string" calcext:value-type="string">
            <text:p>knn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1]=[.C61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61]=[.H61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61]=[.M61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1H00M00S" calcext:value-type="time">
            <text:p>61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2]=[.C62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62]=[.H62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62]=[.M62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2H00M00S" calcext:value-type="time">
            <text:p>62:00:00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3]=[.C63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I63]=[.H63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63]=[.M63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63H00M00S" calcext:value-type="time">
            <text:p>63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4]=[.C6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I64]=[.H64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64]=[.M64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4H00M00S" calcext:value-type="time">
            <text:p>64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5]=[.C6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65]=[.H6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N65]=[.M65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65H00M00S" calcext:value-type="time">
            <text:p>65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6]=[.C6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66]=[.H6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66]=[.M66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6H00M00S" calcext:value-type="time">
            <text:p>66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7]=[.C6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67]=[.H67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67]=[.M67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7H00M00S" calcext:value-type="time">
            <text:p>67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8]=[.C68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68]=[.H6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68]=[.M68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8H00M00S" calcext:value-type="time">
            <text:p>68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69]=[.C6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69]=[.H69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69]=[.M69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69H00M00S" calcext:value-type="time">
            <text:p>69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]=[.C7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70]=[.H70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70]=[.M70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0H00M00S" calcext:value-type="time">
            <text:p>70:00:00</text:p>
          </table:table-cell>
          <table:table-cell office:value-type="string" calcext:value-type="string">
            <text:p>knn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1]=[.C71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I71]=[.H71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71]=[.M71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1H00M00S" calcext:value-type="time">
            <text:p>71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2]=[.C72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72]=[.H72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72]=[.M72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2H00M00S" calcext:value-type="time">
            <text:p>72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3]=[.C73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73]=[.H73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73]=[.M73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3H00M00S" calcext:value-type="time">
            <text:p>73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4]=[.C7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74]=[.H74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74]=[.M74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4H00M00S" calcext:value-type="time">
            <text:p>74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5]=[.C7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75]=[.H7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75]=[.M75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75H00M00S" calcext:value-type="time">
            <text:p>75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6]=[.C76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76]=[.H76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76]=[.M76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6H00M00S" calcext:value-type="time">
            <text:p>76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7]=[.C7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I77]=[.H77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77]=[.M77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7H00M00S" calcext:value-type="time">
            <text:p>77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78]=[.C78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78]=[.H7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78]=[.M78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8H00M00S" calcext:value-type="time">
            <text:p>78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9]=[.C7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79]=[.H79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79]=[.M79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79H00M00S" calcext:value-type="time">
            <text:p>79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0]=[.C80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0]=[.H80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80]=[.M80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80H00M00S" calcext:value-type="time">
            <text:p>80:00:00</text:p>
          </table:table-cell>
          <table:table-cell office:value-type="string" calcext:value-type="string">
            <text:p>kn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D81]=[.C81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1]=[.H81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N81]=[.M81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81H00M00S" calcext:value-type="time">
            <text:p>81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2]=[.C82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82]=[.H82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82]=[.M82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82H00M00S" calcext:value-type="time">
            <text:p>82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3]=[.C83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3]=[.H83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83]=[.M83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83H00M00S" calcext:value-type="time">
            <text:p>83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4]=[.C84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4]=[.H84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84]=[.M84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84H00M00S" calcext:value-type="time">
            <text:p>84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5]=[.C85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5]=[.H85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85]=[.M85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85H00M00S" calcext:value-type="time">
            <text:p>85:00:00</text:p>
          </table:table-cell>
          <table:table-cell office:value-type="string" calcext:value-type="string">
            <text:p>knn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6]=[.C86];1;0)" office:value-type="float" office:value="0" calcext:value-type="float">
            <text:p>0</text:p>
          </table:table-cell>
          <table:table-cell/>
          <table:table-cell office:value-type="string" calcext:value-type="string">
            <text:p>perceptron: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I86]=[.H86];1;0)" office:value-type="float" office:value="0" calcext:value-type="float">
            <text:p>0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86]=[.M86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86H00M00S" calcext:value-type="time">
            <text:p>86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7]=[.C87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I87]=[.H87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N87]=[.M87];1;0)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87H00M00S" calcext:value-type="time">
            <text:p>87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]=[.C88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8]=[.H88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N88]=[.M88];1;0)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88H00M00S" calcext:value-type="time">
            <text:p>88:00:00</text:p>
          </table:table-cell>
          <table:table-cell office:value-type="string" calcext:value-type="string">
            <text:p>kn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D89]=[.C89];1;0)" office:value-type="float" office:value="1" calcext:value-type="float">
            <text:p>1</text:p>
          </table:table-cell>
          <table:table-cell/>
          <table:table-cell office:value-type="string" calcext:value-type="string">
            <text:p>perceptron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I89]=[.H89];1;0)" office:value-type="float" office:value="1" calcext:value-type="float">
            <text:p>1</text:p>
          </table:table-cell>
          <table:table-cell/>
          <table:table-cell office:value-type="string" calcext:value-type="string">
            <text:p>pa: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N89]=[.M89];1;0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SUM([.E1:.E89])" office:value-type="float" office:value="76" calcext:value-type="float">
            <text:p>76</text:p>
          </table:table-cell>
          <table:table-cell table:number-columns-repeated="4"/>
          <table:table-cell table:formula="of:=SUM([.J1:.J89])" office:value-type="float" office:value="73" calcext:value-type="float">
            <text:p>73</text:p>
          </table:table-cell>
          <table:table-cell table:number-columns-repeated="4"/>
          <table:table-cell table:style-name="Default" table:formula="of:=SUM([.O1:.O89])"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0:52:51.852567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5:40:41.098899879</meta:creation-date>
    <dc:date>2020-12-07T20:55:04.833881401</dc:date>
    <meta:editing-duration>PT5M16S</meta:editing-duration>
    <meta:editing-cycles>2</meta:editing-cycles>
    <meta:generator>LibreOffice/6.0.7.3$Linux_X86_64 LibreOffice_project/00m0$Build-3</meta:generator>
    <meta:document-statistic meta:table-count="1" meta:cell-count="1160" meta:object-count="0"/>
  </office:meta>
</office:document-meta>
</file>